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angal1" svg:font-family="Mangal"/>
    <style:font-face style:name="Times New Roman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variant="normal" fo:text-transform="none" fo:color="#000000" style:font-name="Arial" fo:font-size="12pt" fo:letter-spacing="normal" fo:language="pt" fo:country="BR" fo:font-style="normal" fo:font-weight="bold"/>
    </style:style>
    <style:style style:name="P2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</style:style>
    <style:style style:name="P3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style:font-size-asian="10pt" style:font-size-complex="10pt"/>
    </style:style>
    <style:style style:name="P4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8pt" fo:letter-spacing="normal" fo:language="pt" fo:country="BR" fo:font-style="normal" fo:font-weight="bold" officeooo:rsid="0000dc6a" officeooo:paragraph-rsid="0000dc6a" style:font-style-asian="normal" style:font-style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language="pt" fo:country="BR"/>
    </style:style>
    <style:style style:name="P7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ff" style:font-name="Times New Roman" fo:font-size="10pt" fo:letter-spacing="normal" fo:language="pt" fo:country="BR" fo:font-style="italic" fo:font-weight="normal" officeooo:paragraph-rsid="0000dc6a"/>
    </style:style>
    <style:style style:name="P8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0pt" fo:letter-spacing="normal" fo:language="pt" fo:country="BR" fo:font-style="normal" fo:font-weight="normal" officeooo:rsid="00016986" officeooo:paragraph-rsid="00016986" style:font-style-asian="normal" style:font-style-complex="normal"/>
    </style:style>
    <style:style style:name="P9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16986"/>
    </style:style>
    <style:style style:name="P10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16986"/>
    </style:style>
    <style:style style:name="P11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4fae6"/>
    </style:style>
    <style:style style:name="P12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Arial1" fo:font-size="10pt" fo:letter-spacing="normal" fo:language="pt" fo:country="BR" fo:font-style="normal" fo:font-weight="bold" officeooo:rsid="00016986" officeooo:paragraph-rsid="00016986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fo:font-size="10pt" fo:letter-spacing="normal" fo:language="pt" fo:country="BR" officeooo:paragraph-rsid="00016986" style:font-size-asian="10pt" style:font-size-complex="10pt"/>
    </style:style>
    <style:style style:name="P14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variant="normal" fo:text-transform="none" fo:color="#000000" style:font-name="Arial" fo:font-size="10pt" fo:letter-spacing="normal" fo:language="pt" fo:country="BR" fo:font-style="normal" fo:font-weight="bold" officeooo:rsid="00016986" officeooo:paragraph-rsid="00016986" style:font-size-asian="10pt" style:font-size-complex="10pt"/>
    </style:style>
    <style:style style:name="P15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officeooo:paragraph-rsid="00016986"/>
    </style:style>
    <style:style style:name="T1" style:family="text">
      <style:text-properties fo:color="#000000" fo:font-style="normal" officeooo:rsid="0000dc6a" style:font-style-asian="normal" style:font-style-complex="normal"/>
    </style:style>
    <style:style style:name="T2" style:family="text">
      <style:text-properties fo:color="#000000" style:font-name="Times New Roman1" fo:font-size="10pt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Times New Roman" fo:font-size="10pt" fo:letter-spacing="normal" fo:language="pt" fo:country="BR" fo:font-style="normal" fo:font-weight="normal" officeooo:rsid="00016986" style:font-style-asian="normal" style:font-style-complex="normal"/>
    </style:style>
    <style:style style:name="T4" style:family="text">
      <style:text-properties fo:font-variant="normal" fo:text-transform="none" fo:color="#000000" style:font-name="Arial" fo:font-size="18pt" fo:letter-spacing="normal" fo:font-style="normal" fo:font-weight="bold" style:font-style-asian="normal" style:font-style-complex="normal"/>
    </style:style>
    <style:style style:name="T5" style:family="text">
      <style:text-properties fo:font-variant="normal" fo:text-transform="none" fo:color="#000000" style:font-name="Arial" fo:font-size="18pt" fo:letter-spacing="normal" fo:font-style="normal" fo:font-weight="bold" officeooo:rsid="0000dc6a" style:font-style-asian="normal" style:font-style-complex="normal"/>
    </style:style>
    <style:style style:name="T6" style:family="text">
      <style:text-properties fo:font-variant="normal" fo:text-transform="none" fo:color="#000000" style:font-name="Arial" fo:font-size="12pt" fo:letter-spacing="normal" fo:language="pt" fo:country="BR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00dc6a" style:font-weight-asian="bold" style:font-weight-complex="bold"/>
    </style:style>
    <style:style style:name="T8" style:family="text">
      <style:text-properties fo:font-variant="normal" fo:text-transform="none" fo:color="#000000" style:font-name="Arial" fo:font-size="10pt" fo:letter-spacing="normal" fo:language="pt" fo:country="BR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Arial" fo:letter-spacing="normal" fo:language="pt" fo:country="BR" fo:font-style="normal"/>
    </style:style>
    <style:style style:name="T10" style:family="text">
      <style:text-properties fo:font-variant="normal" fo:text-transform="none" fo:color="#000000" style:font-name="Arial" fo:letter-spacing="normal" fo:language="pt" fo:country="BR" fo:font-style="normal" officeooo:rsid="00016986" style:font-name-asian="NSimSun" style:font-name-complex="Arial2"/>
    </style:style>
    <style:style style:name="T11" style:family="text">
      <style:text-properties fo:font-variant="normal" fo:text-transform="none" fo:color="#000000" style:font-name="Arial" fo:letter-spacing="normal" fo:language="pt" fo:country="BR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language="pt" fo:country="BR" fo:font-style="normal" fo:font-weight="bold" officeooo:rsid="0003347b" style:font-name-asian="NSimSun" style:font-weight-asian="bold" style:font-name-complex="Arial2" style:font-weight-complex="bold"/>
    </style:style>
    <style:style style:name="T13" style:family="text">
      <style:text-properties fo:font-variant="normal" fo:text-transform="none" fo:color="#000000" style:font-name="Arial" fo:letter-spacing="normal" fo:language="pt" fo:country="BR" fo:font-style="normal" fo:font-weight="bold" officeooo:rsid="00016986" style:font-name-asian="NSimSun" style:font-weight-asian="bold" style:font-name-complex="Arial2" style:font-weight-complex="bold"/>
    </style:style>
    <style:style style:name="T14" style:family="text">
      <style:text-properties fo:font-variant="normal" fo:text-transform="none" fo:color="#000000" style:font-name="Arial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font-name="Arial" fo:font-size="11pt" fo:letter-spacing="normal" fo:language="pt" fo:country="BR" fo:font-style="normal" fo:font-weight="bold" officeooo:rsid="00016986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000000" style:font-name="Arial" fo:font-size="11pt" fo:letter-spacing="normal" fo:language="pt" fo:country="BR" fo:font-style="normal" fo:font-weight="bold" officeooo:rsid="00016986" style:font-name-asian="NSimSun" style:font-size-asian="11pt" style:font-weight-asian="bold" style:font-name-complex="Arial2" style:font-size-complex="11pt" style:font-weight-complex="bold"/>
    </style:style>
    <style:style style:name="T17" style:family="text">
      <style:text-properties fo:font-variant="normal" fo:text-transform="none" fo:color="#000000" style:font-name="Arial" fo:font-size="11pt" fo:letter-spacing="normal" fo:language="pt" fo:country="BR" fo:font-style="normal" fo:font-weight="bold" officeooo:rsid="0003347b" style:font-name-asian="NSimSun" style:font-size-asian="11pt" style:font-weight-asian="bold" style:font-name-complex="Arial2" style:font-size-complex="11pt" style:font-weight-complex="bold"/>
    </style:style>
    <style:style style:name="T18" style:family="text"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3347b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1698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3347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000000" style:font-name="Times New Roman1" fo:font-size="10pt" fo:letter-spacing="normal" fo:language="pt" fo:country="BR" fo:font-style="normal" fo:font-weight="bold" officeooo:rsid="00016986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000000" style:font-name="Times New Roman1" fo:font-size="10pt" fo:letter-spacing="normal" fo:language="pt" fo:country="BR" fo:font-style="normal" fo:font-weight="bold" officeooo:rsid="0003347b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000000" style:font-name="Times New Roman1" fo:font-size="10pt" fo:letter-spacing="normal" fo:font-style="normal" fo:font-weight="bold" officeooo:rsid="00016986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variant="normal" fo:text-transform="none" fo:color="#000000" style:font-name="Times New Roman1" fo:font-size="10pt" fo:letter-spacing="normal" fo:font-style="normal" fo:font-weight="bold" officeooo:rsid="0003347b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variant="normal" fo:text-transform="none" fo:color="#000000" style:font-name="Times New Roman1" fo:font-size="10pt" fo:letter-spacing="normal" fo:font-style="normal" fo:font-weight="normal" officeooo:rsid="0003347b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font-name="Times New Roman1" fo:font-size="10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style:font-name="Times New Roman1" fo:font-size="10pt" fo:letter-spacing="normal" fo:font-style="normal" fo:font-weight="normal" officeooo:rsid="0003347b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style:font-name="arial" fo:font-size="8.39999961853027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variant="normal" fo:text-transform="none" fo:color="#000000" style:font-name="arial" fo:font-size="10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font-variant="normal" fo:text-transform="none" fo:color="#202124" style:font-name="arial" fo:font-size="8.39999961853027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fo:font-variant="normal" fo:text-transform="none" fo:color="#202124" style:font-name="arial" fo:font-size="8.39999961853027pt" fo:letter-spacing="normal" fo:language="pt" fo:country="BR" fo:font-style="normal" fo:font-weight="normal" officeooo:rsid="00016986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fo:color="#202124" style:font-name="arial" fo:font-size="8.39999961853027pt" fo:letter-spacing="normal" fo:language="pt" fo:country="BR" fo:font-style="normal" fo:font-weight="normal" officeooo:rsid="0003347b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fo:font-variant="normal" fo:text-transform="none" fo:color="#202124" style:font-name="Times New Roman1" fo:font-size="10pt" fo:letter-spacing="normal" fo:font-style="normal" fo:font-weight="normal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202124" style:font-name="Times New Roman1" fo:font-size="10pt" fo:letter-spacing="normal" fo:font-style="normal" fo:font-weight="normal" officeooo:rsid="0003347b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02124" style:font-name="Times New Roman1" fo:font-size="10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font-variant="normal" fo:text-transform="none" fo:color="#202124" style:font-name="Times New Roman1" fo:font-size="10pt" fo:letter-spacing="normal" fo:language="pt" fo:country="BR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weight-asian="bold" style:font-weight-complex="bold"/>
    </style:style>
    <style:style style:name="T40" style:family="text">
      <style:text-properties officeooo:rsid="00016986" style:font-weight-asian="bold" style:font-weight-complex="bold"/>
    </style:style>
    <style:style style:name="T41" style:family="text">
      <style:text-properties officeooo:rsid="0003347b" style:font-weight-asian="bold" style:font-weight-complex="bold"/>
    </style:style>
    <style:style style:name="T42" style:family="text">
      <style:text-properties style:font-name="Arial1" fo:font-size="11pt" fo:font-style="normal" fo:font-weight="bold" officeooo:rsid="0001698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1" fo:font-style="normal" fo:font-weight="bold" officeooo:rsid="00016986" style:font-style-asian="normal" style:font-weight-asian="bold" style:font-style-complex="normal" style:font-weight-complex="bold"/>
    </style:style>
    <style:style style:name="T44" style:family="text">
      <style:text-properties officeooo:rsid="0003347b"/>
    </style:style>
    <style:style style:name="T45" style:family="text">
      <style:text-properties fo:color="#202124" style:font-name="arial" fo:font-size="8.39999961853027pt" fo:font-weight="normal"/>
    </style:style>
    <style:style style:name="T46" style:family="text">
      <style:text-properties fo:color="#202124" style:font-name="Times New Roman1" fo:font-size="8.39999961853027pt" fo:font-weight="normal"/>
    </style:style>
    <style:style style:name="T47" style:family="text">
      <style:text-properties fo:color="#202124" style:font-name="Times New Roman1" fo:font-size="10pt" fo:font-weight="normal" style:font-size-asian="10pt" style:font-size-complex="10pt"/>
    </style:style>
    <style:style style:name="T48" style:family="text">
      <style:text-properties style:font-name="Times New Roman1"/>
    </style:style>
    <style:style style:name="T49" style:family="text">
      <style:text-properties style:font-name="Times New Roman1" fo:font-size="10pt" style:font-size-asian="10pt" style:font-weight-asian="bold" style:font-size-complex="10pt" style:font-weight-complex="bold"/>
    </style:style>
    <style:style style:name="T50" style:family="text">
      <style:text-properties style:font-name="Times New Roman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e Propostas de Aluguel</text:p>
      <text:p text:style-name="P6"><text:span text:style-name="T4">Gloss</text:span><text:span text:style-name="T5">ário</text:span></text:p>
      <text:p text:style-name="P6"><text:span text:style-name="T5"/></text:p>
      <text:h text:style-name="P2" text:outline-level="1"><text:bookmark text:name="1.                  Introduction"/><text:span text:style-name="T6">1. </text:span><text:span text:style-name="T7">Introdução</text:span></text:h>
      <text:h text:style-name="P3" text:outline-level="2"><text:bookmark text:name="1.1               Purpose"/><text:span text:style-name="T11">1.1 </text:span><text:span text:style-name="T12">Objetivo</text:span></text:h>
      <text:p text:style-name="P7"><text:span text:style-name="T1">Esse documento tem como propósito definir a termologia mais específica do projeto em questão. Dessa forma, facilitando a compreensão dos diversos documentos e de questões relacionadas a aplicação.</text:span></text:p>
      <text:h text:style-name="P3" text:outline-level="2"><text:bookmark text:name="1.2               Scope"/><text:span text:style-name="T11">1.2 </text:span><text:span text:style-name="T12">Escopo</text:span></text:h>
      <text:p text:style-name="P8">Esse glossário se relaciona com todos os elementos e artefatos do projeto Sistemas de Propostas de Aluguel.</text:p>
      <text:h text:style-name="P4" text:outline-level="2"><text:bookmark text:name="1.4               Overview"/><text:span text:style-name="T9">1.</text:span><text:span text:style-name="T10">3 Visão Geral</text:span></text:h>
      <text:p text:style-name="P9"><text:span text:style-name="T3">As definições estão organizadas de forma alfabética, podendo estar organizadas em grupo para melhorar a legibilidade.</text:span></text:p>
      <text:h text:style-name="P1" text:outline-level="1"><text:bookmark text:name="2.                  Definitions"/><text:span text:style-name="T39">2. </text:span><text:span text:style-name="T40">Definições</text:span></text:h>
      <text:p text:style-name="P14"><text:span text:style-name="T39">2.1 Aluguel</text:span></text:p>
      <text:p text:style-name="P15"><text:span text:style-name="T15"><text:tab/></text:span><text:span text:style-name="T18">A</text:span><text:span text:style-name="T28">quisição do uso e </text:span><text:span text:style-name="T29">utilização</text:span><text:span text:style-name="T28"> de qualquer coisa móvel ou imóvel, ou prestação de serviços, por tempo e preço determinados.</text:span><text:span text:style-name="T2"> </text:span></text:p>
      <text:h text:style-name="P3" text:outline-level="2"><text:bookmark text:name="2.1               &lt;aTerm&gt;"/><text:span text:style-name="T11">2.</text:span><text:span text:style-name="T13">2</text:span><text:span text:style-name="T11"> </text:span><text:span text:style-name="T13">Tipos de Usuários</text:span></text:h>
      <text:p text:style-name="P12">2.2.1 Locatário</text:p>
      <text:p text:style-name="P10"><text:span text:style-name="T33"><text:tab/></text:span><text:span text:style-name="T21">Indivíduo que recebe de outrem uma coisa ou um serviço, mediante um contrato de locação, obrigando-se a pagar por isso o preço ajustado</text:span><text:span text:style-name="T23">. </text:span><text:span text:style-name="T19">No</text:span><text:span text:style-name="T20"> sistema, é o usuário que busca um imóvel para alugar.</text:span></text:p>
      <text:p text:style-name="P13"><text:span text:style-name="T43">2.2.2 Proprietário</text:span></text:p>
      <text:p text:style-name="P11"><text:span text:style-name="T38"><text:tab/></text:span><text:span text:style-name="T21">Indivíduo </text:span><text:span text:style-name="T27">que detém a posse legal de um bem imóve</text:span><text:span text:style-name="T32">l</text:span><text:span text:style-name="T21">.</text:span><text:span text:style-name="T22"> </text:span><text:span text:style-name="T20">No sistema, é o proprietário do local que vai ficar disponível para alugu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angal1" svg:font-family="Mangal"/>
    <style:font-face style:name="Times New Roman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02T15:22:29.856000000</dc:date>
    <meta:editing-duration>PT2M26S</meta:editing-duration>
    <meta:editing-cycles>1</meta:editing-cycles>
    <meta:document-statistic meta:table-count="0" meta:image-count="0" meta:object-count="0" meta:page-count="1" meta:paragraph-count="17" meta:word-count="165" meta:character-count="1035" meta:non-whitespace-character-count="883"/>
  </office:meta>
</office:document-meta>
</file>